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40">
          <table:table-cell table:number-columns-repeated="1024"/>
        </table:table-row>
        <table:table-row table:style-name="ro1">
          <table:table-cell table:number-columns-repeated="483"/>
          <table:table-cell office:value-type="string" calcext:value-type="string">
            <text:p>nature_all_dmg_big</text:p>
          </table:table-cell>
          <table:table-cell table:number-columns-repeated="11"/>
          <table:table-cell office:value-type="string" calcext:value-type="string">
            <text:p>fire_all_dmg_big</text:p>
          </table:table-cell>
          <table:table-cell table:number-columns-repeated="7"/>
          <table:table-cell office:value-type="string" calcext:value-type="string">
            <text:p>water_all_dmg_big</text:p>
          </table:table-cell>
          <table:table-cell table:number-columns-repeated="11"/>
          <table:table-cell office:value-type="string" calcext:value-type="string">
            <text:p>thunder_all_dmg_big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fire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3"/>
          <table:table-cell office:value-type="string" calcext:value-type="string">
            <text:p>water_attack_dmg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1"/>
          <table:table-cell office:value-type="string" calcext:value-type="string">
            <text:p>nature_attack_dmg_small</text:p>
          </table:table-cell>
          <table:table-cell table:number-columns-repeated="3"/>
          <table:table-cell office:value-type="string" calcext:value-type="string">
            <text:p>nature_attack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thunder_attack_dmg_small</text:p>
          </table:table-cell>
          <table:table-cell table:number-columns-repeated="3"/>
          <table:table-cell office:value-type="string" calcext:value-type="string">
            <text:p>thunder_attack_dmg_small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fire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3"/>
          <table:table-cell office:value-type="string" calcext:value-type="string">
            <text:p>water_spell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fire_spell_dmg_small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water_spell_dmg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1"/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ture_spell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spell_dmg_small</text:p>
          </table:table-cell>
          <table:table-cell table:number-columns-repeated="506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71"/>
          <table:table-cell office:value-type="string" calcext:value-type="string">
            <text:p>ms_percent_small</text:p>
          </table:table-cell>
          <table:table-cell table:number-columns-repeated="11"/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wis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11"/>
          <table:table-cell office:value-type="string" calcext:value-type="string">
            <text:p>mana_percent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ms_regen_percent_major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3"/>
          <table:table-cell office:value-type="string" calcext:value-type="string">
            <text:p>i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3"/>
          <table:table-cell office:value-type="string" calcext:value-type="string">
            <text:p>wis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percent_big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ms_percent_big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int_small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harmony</text:p>
          </table:table-cell>
          <table:table-cell table:number-columns-repeated="7"/>
          <table:table-cell office:value-type="string" calcext:value-type="string">
            <text:p>wis_small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wis_small</text:p>
          </table:table-cell>
          <table:table-cell table:number-columns-repeated="7"/>
          <table:table-cell office:value-type="string" calcext:value-type="string">
            <text:p>mana_battery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_small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494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wis_small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wis_small</text:p>
          </table:table-cell>
          <table:table-cell table:number-columns-repeated="500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1"/>
          <table:table-cell office:value-type="string" calcext:value-type="string">
            <text:p>wis_small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wis_small</text:p>
          </table:table-cell>
          <table:table-cell table:number-columns-repeated="496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ms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ms_perce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s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5"/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7"/>
          <table:table-cell office:value-type="string" calcext:value-type="string">
            <text:p>wis_small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wis_small</text:p>
          </table:table-cell>
          <table:table-cell table:number-columns-repeated="492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ms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s_regen_percent_small</text:p>
          </table:table-cell>
          <table:table-cell table:number-columns-repeated="5"/>
          <table:table-cell office:value-type="string" calcext:value-type="string">
            <text:p>int_small</text:p>
          </table:table-cell>
          <table:table-cell table:number-columns-repeated="5"/>
          <table:table-cell office:value-type="string" calcext:value-type="string">
            <text:p>mana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small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int_wis_big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59"/>
          <table:table-cell office:value-type="string" calcext:value-type="string">
            <text:p>steady_han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ms_regen_percent_small</text:p>
          </table:table-cell>
          <table:table-cell table:number-columns-repeated="3"/>
          <table:table-cell office:value-type="string" calcext:value-type="string">
            <text:p>mana_regen_percen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9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elemental_res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taff_dmg_percent_small</text:p>
          </table:table-cell>
          <table:table-cell table:number-columns-repeated="3"/>
          <table:table-cell office:value-type="string" calcext:value-type="string">
            <text:p>staff_dmg_percent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wand_dmg_percent_small</text:p>
          </table:table-cell>
          <table:table-cell table:number-columns-repeated="3"/>
          <table:table-cell office:value-type="string" calcext:value-type="string">
            <text:p>wand_dmg_percent_small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ow_dmg_percent_small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5"/>
          <table:table-cell office:value-type="string" calcext:value-type="string">
            <text:p>nature_res_small</text:p>
          </table:table-cell>
          <table:table-cell table:number-columns-repeated="4"/>
          <table:table-cell office:value-type="string" calcext:value-type="string">
            <text:p>fire_res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5"/>
          <table:table-cell office:value-type="string" calcext:value-type="string">
            <text:p>staff_ele_dmg_percent_majo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wand_ele_dmg_percent_majo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_small</text:p>
          </table:table-cell>
          <table:table-cell table:number-columns-repeated="48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ms_percent_small</text:p>
          </table:table-cell>
          <table:table-cell table:number-columns-repeated="3"/>
          <table:table-cell office:value-type="string" calcext:value-type="string">
            <text:p>mana_percent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thunder_re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res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lock_percent_big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ow_dmg_percent_small</text:p>
          </table:table-cell>
          <table:table-cell table:number-columns-repeated="3"/>
          <table:table-cell office:value-type="string" calcext:value-type="string">
            <text:p>bow_ele_dmg_percent_big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480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block_percent_small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63"/>
          <table:table-cell office:value-type="string" calcext:value-type="string">
            <text:p>wis_small</text:p>
          </table:table-cell>
          <table:table-cell table:number-columns-repeated="20"/>
          <table:table-cell office:value-type="string" calcext:value-type="string">
            <text:p>block_percent_small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freshing_breeze</text:p>
          </table:table-cell>
          <table:table-cell table:number-columns-repeated="6"/>
          <table:table-cell office:value-type="string" calcext:value-type="string">
            <text:p>dodge_ene_regen_big</text:p>
          </table:table-cell>
          <table:table-cell table:number-columns-repeated="47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percent_small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bow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79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p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nergy_regen_percent_small</text:p>
          </table:table-cell>
          <table:table-cell table:number-columns-repeated="480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1"/>
          <table:table-cell office:value-type="string" calcext:value-type="string">
            <text:p>hammer_ele_dmg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ammer_dmg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bi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guardian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HIEF</text:p>
          </table:table-cell>
          <table:table-cell table:number-columns-repeated="4"/>
          <table:table-cell office:value-type="string" calcext:value-type="string">
            <text:p>dodge_ene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a_dex_big</text:p>
          </table:table-cell>
          <table:table-cell table:number-columns-repeated="6"/>
          <table:table-cell office:value-type="string" calcext:value-type="string">
            <text:p>fire_pene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pene_small</text:p>
          </table:table-cell>
          <table:table-cell table:number-columns-repeated="478"/>
        </table:table-row>
        <table:table-row table:style-name="ro1">
          <table:table-cell table:number-columns-repeated="45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o</text:p>
          </table:table-cell>
          <table:table-cell table:number-columns-repeated="439"/>
        </table:table-row>
        <table:table-row table:style-name="ro1">
          <table:table-cell table:number-columns-repeated="456"/>
          <table:table-cell office:value-type="string" calcext:value-type="string">
            <text:p>hammer_dmg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armor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regen_percent_smal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energy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_small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ire_pene_small</text:p>
          </table:table-cell>
          <table:table-cell table:number-columns-repeated="2"/>
          <table:table-cell office:value-type="string" calcext:value-type="string">
            <text:p>thunder_pene_small</text:p>
          </table:table-cell>
          <table:table-cell table:number-columns-repeated="47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78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18"/>
          <table:table-cell office:value-type="string" calcext:value-type="string">
            <text:p>elemental_res_big</text:p>
          </table:table-cell>
          <table:table-cell table:number-columns-repeated="3"/>
          <table:table-cell office:value-type="string" calcext:value-type="string">
            <text:p>armor_percent_small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a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rue_hi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elemental_pene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pene_big</text:p>
          </table:table-cell>
          <table:table-cell table:number-columns-repeated="47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78"/>
        </table:table-row>
        <table:table-row table:style-name="ro1">
          <table:table-cell table:number-columns-repeated="457"/>
          <table:table-cell office:value-type="string" calcext:value-type="string">
            <text:p>armor_percen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armor_percent_small</text:p>
          </table:table-cell>
          <table:table-cell table:number-columns-repeated="13"/>
          <table:table-cell office:value-type="string" calcext:value-type="string">
            <text:p>O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21"/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water_pene_small</text:p>
          </table:table-cell>
          <table:table-cell table:number-columns-repeated="2"/>
          <table:table-cell office:value-type="string" calcext:value-type="string">
            <text:p>nature_pene_small</text:p>
          </table:table-cell>
          <table:table-cell table:number-columns-repeated="47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78"/>
        </table:table-row>
        <table:table-row table:style-name="ro1">
          <table:table-cell table:number-columns-repeated="455"/>
          <table:table-cell office:value-type="string" calcext:value-type="string">
            <text:p>armor_percent_small</text:p>
          </table:table-cell>
          <table:table-cell table:number-columns-repeated="4"/>
          <table:table-cell office:value-type="string" calcext:value-type="string">
            <text:p>armor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sta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a_small</text:p>
          </table:table-cell>
          <table:table-cell table:number-columns-repeated="6"/>
          <table:table-cell office:value-type="string" calcext:value-type="string">
            <text:p>water_pene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pene_small</text:p>
          </table:table-cell>
          <table:table-cell table:number-columns-repeated="478"/>
        </table:table-row>
        <table:table-row table:style-name="ro1">
          <table:table-cell table:number-columns-repeated="45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crit_hit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nergy_regen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7"/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p_regen_percent_small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phys_dmg_crit_hit_big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hp_regen_percent_small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percent_small</text:p>
          </table:table-cell>
          <table:table-cell table:number-columns-repeated="3"/>
          <table:table-cell office:value-type="string" calcext:value-type="string">
            <text:p>hp_percent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_dmg_small</text:p>
          </table:table-cell>
          <table:table-cell table:number-columns-repeated="3"/>
          <table:table-cell office:value-type="string" calcext:value-type="string">
            <text:p>crit_dmg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ene_ene_regen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p_regen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phys_dmg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6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p_hp_regen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hp_percent_small</text:p>
          </table:table-cell>
          <table:table-cell table:number-columns-repeated="8"/>
          <table:table-cell office:value-type="string" calcext:value-type="string">
            <text:p>str_small</text:p>
          </table:table-cell>
          <table:table-cell table:number-columns-repeated="8"/>
          <table:table-cell office:value-type="string" calcext:value-type="string">
            <text:p>crit_dmg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88"/>
        </table:table-row>
        <table:table-row table:style-name="ro1">
          <table:table-cell table:number-columns-repeated="459"/>
          <table:table-cell office:value-type="string" calcext:value-type="string">
            <text:p>magical_lif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a_small</text:p>
          </table:table-cell>
          <table:table-cell table:number-columns-repeated="488"/>
        </table:table-row>
        <table:table-row table:style-name="ro1">
          <table:table-cell table:number-columns-repeated="46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89"/>
        </table:table-row>
        <table:table-row table:style-name="ro1">
          <table:table-cell table:number-columns-repeated="46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0"/>
        </table:table-row>
        <table:table-row table:style-name="ro1">
          <table:table-cell table:number-columns-repeated="46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4"/>
          <table:table-cell office:value-type="string" calcext:value-type="string">
            <text:p>str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1"/>
        </table:table-row>
        <table:table-row table:style-name="ro1">
          <table:table-cell table:number-columns-repeated="467"/>
          <table:table-cell office:value-type="string" calcext:value-type="string">
            <text:p>vit_small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phys_dmg_small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_small</text:p>
          </table:table-cell>
          <table:table-cell table:number-columns-repeated="492"/>
        </table:table-row>
        <table:table-row table:style-name="ro1">
          <table:table-cell table:number-columns-repeated="46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v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word_ele_dmg_percent_big</text:p>
          </table:table-cell>
          <table:table-cell table:number-columns-repeated="3"/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93"/>
        </table:table-row>
        <table:table-row table:style-name="ro1">
          <table:table-cell table:number-columns-repeated="4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_big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4"/>
        </table:table-row>
        <table:table-row table:style-name="ro1">
          <table:table-cell table:number-columns-repeated="47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hp_regen_percen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hp_regen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dmg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4"/>
          <table:table-cell office:value-type="string" calcext:value-type="string">
            <text:p>sword_dmg_percent_small</text:p>
          </table:table-cell>
          <table:table-cell table:number-columns-repeated="3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5"/>
        </table:table-row>
        <table:table-row table:style-name="ro1">
          <table:table-cell table:number-columns-repeated="471"/>
          <table:table-cell office:value-type="string" calcext:value-type="string">
            <text:p>vit_small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496"/>
        </table:table-row>
        <table:table-row table:style-name="ro1">
          <table:table-cell table:number-columns-repeated="47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xe_dmg_percent_small</text:p>
          </table:table-cell>
          <table:table-cell table:number-columns-repeated="3"/>
          <table:table-cell office:value-type="string" calcext:value-type="string">
            <text:p>axe_dmg_percent_small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word_dmg_percen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497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98"/>
        </table:table-row>
        <table:table-row table:style-name="ro1">
          <table:table-cell table:number-columns-repeated="47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xe_ele_dmg_percent_big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9"/>
        </table:table-row>
        <table:table-row table:style-name="ro1">
          <table:table-cell table:number-columns-repeated="475"/>
          <table:table-cell office:value-type="string" calcext:value-type="string">
            <text:p>vit_small</text:p>
          </table:table-cell>
          <table:table-cell table:number-columns-repeated="13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13"/>
          <table:table-cell office:value-type="string" calcext:value-type="string">
            <text:p>str_small</text:p>
          </table:table-cell>
          <table:table-cell table:number-columns-repeated="500"/>
        </table:table-row>
        <table:table-row table:style-name="ro1">
          <table:table-cell table:number-columns-repeated="476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01"/>
        </table:table-row>
        <table:table-row table:style-name="ro1">
          <table:table-cell table:number-columns-repeated="47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02"/>
        </table:table-row>
        <table:table-row table:style-name="ro1">
          <table:table-cell table:number-columns-repeated="47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03"/>
        </table:table-row>
        <table:table-row table:style-name="ro1">
          <table:table-cell table:number-columns-repeated="47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vit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504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_small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vit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crit_dmg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hp_percent_small</text:p>
          </table:table-cell>
          <table:table-cell table:number-columns-repeated="31"/>
          <table:table-cell office:value-type="string" calcext:value-type="string">
            <text:p>phys_dmg_small</text:p>
          </table:table-cell>
          <table:table-cell table:number-columns-repeated="508"/>
        </table:table-row>
        <table:table-row table:style-name="ro1">
          <table:table-cell table:number-columns-repeated="48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08"/>
        </table:table-row>
        <table:table-row table:style-name="ro1">
          <table:table-cell table:number-columns-repeated="480"/>
          <table:table-cell office:value-type="string" calcext:value-type="string">
            <text:p>hp_percent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ood_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eed_mastery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5"/>
        </table:table-row>
        <table:table-row table:style-name="ro1">
          <table:table-cell table:number-columns-repeated="480"/>
          <table:table-cell office:value-type="string" calcext:value-type="string">
            <text:p>hp_regen_percent_small</text:p>
          </table:table-cell>
          <table:table-cell table:number-columns-repeated="5"/>
          <table:table-cell office:value-type="string" calcext:value-type="string">
            <text:p>hp_regen_percent_small</text:p>
          </table:table-cell>
          <table:table-cell table:number-columns-repeated="25"/>
          <table:table-cell office:value-type="string" calcext:value-type="string">
            <text:p>phys_dmg_small</text:p>
          </table:table-cell>
          <table:table-cell table:number-columns-repeated="5"/>
          <table:table-cell office:value-type="string" calcext:value-type="string">
            <text:p>phys_dmg_small</text:p>
          </table:table-cell>
          <table:table-cell table:number-columns-repeated="505"/>
        </table:table-row>
        <table:table-row table:style-name="ro1">
          <table:table-cell table:number-columns-repeated="48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06"/>
        </table:table-row>
        <table:table-row table:style-name="ro1">
          <table:table-cell table:number-columns-repeated="48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07"/>
        </table:table-row>
        <table:table-row table:style-name="ro1">
          <table:table-cell table:number-columns-repeated="483"/>
          <table:table-cell office:value-type="string" calcext:value-type="string">
            <text:p>hp_hp_regen_big</text:p>
          </table:table-cell>
          <table:table-cell table:number-columns-repeated="31"/>
          <table:table-cell office:value-type="string" calcext:value-type="string">
            <text:p>phys_dmg_big</text:p>
          </table:table-cell>
          <table:table-cell table:number-columns-repeated="508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15:25:03.3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15:31:03.010000000</dc:date>
    <meta:editing-duration>PT7M6S</meta:editing-duration>
    <meta:editing-cycles>3</meta:editing-cycles>
    <meta:generator>Trio_Office/6.1.3.2$Windows_x86 LibreOffice_project/</meta:generator>
    <meta:document-statistic meta:table-count="1" meta:cell-count="925" meta:object-count="0"/>
  </office:meta>
</office:document-meta>
</file>